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inning_price_per_standard_unit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.09832994920076" calcext:value-type="float">
            <text:p>1.0983299492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3.70433492515477" calcext:value-type="float">
            <text:p>3.7043349252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-0.586328588639474" calcext:value-type="float">
            <text:p>-0.5863285886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.3190997483974" calcext:value-type="float">
            <text:p>1.3190997484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.356036940620196" calcext:value-type="float">
            <text:p>0.3560369406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.09832994920076" calcext:value-type="float">
            <text:p>1.0983299492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.80656640064247" calcext:value-type="float">
            <text:p>2.8065664006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3.68964559742902" calcext:value-type="float">
            <text:p>3.6896455974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.97214375003995" calcext:value-type="float">
            <text:p>2.97214375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.64653573061476" calcext:value-type="float">
            <text:p>2.6465357306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.26390729859824" calcext:value-type="float">
            <text:p>1.2639072986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3.70433492515477" calcext:value-type="float">
            <text:p>3.7043349252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.397364320616115" calcext:value-type="float">
            <text:p>0.3973643206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.53986954759404" calcext:value-type="float">
            <text:p>1.5398695476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.0847554656893295" calcext:value-type="float">
            <text:p>0.0847554657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.0431374994016" calcext:value-type="float">
            <text:p>1.0431374994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3.04202552756485" calcext:value-type="float">
            <text:p>3.042025527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.7052988168888" calcext:value-type="float">
            <text:p>1.7052988169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-1.54723433734805" calcext:value-type="float">
            <text:p>-1.5472343373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.0431374994016" calcext:value-type="float">
            <text:p>1.0431374994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.673326569611912" calcext:value-type="float">
            <text:p>0.6733265696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.89681214588083" calcext:value-type="float">
            <text:p>2.8968121459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.7052988168888" calcext:value-type="float">
            <text:p>1.7052988169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.40261468294256" calcext:value-type="float">
            <text:p>1.4026146829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.40261468294256" calcext:value-type="float">
            <text:p>1.4026146829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.380680021708969" calcext:value-type="float">
            <text:p>0.3806800217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.230683417305844" calcext:value-type="float">
            <text:p>0.2306834173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.53986954759404" calcext:value-type="float">
            <text:p>1.5398695476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.33563596720183" calcext:value-type="float">
            <text:p>1.3356359672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2.80656640064247" calcext:value-type="float">
            <text:p>2.8065664006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.53060415164667" calcext:value-type="float">
            <text:p>2.5306041516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.96473194277093" calcext:value-type="float">
            <text:p>2.9647319428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.12873123780843" calcext:value-type="float">
            <text:p>1.1287312378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.12873123780843" calcext:value-type="float">
            <text:p>1.1287312378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.936893894287571" calcext:value-type="float">
            <text:p>0.9368938943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.936893894287571" calcext:value-type="float">
            <text:p>0.9368938943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3.64429255354743" calcext:value-type="float">
            <text:p>3.6442925535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1.50216406803639" calcext:value-type="float">
            <text:p>1.502164068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.637528289156494" calcext:value-type="float">
            <text:p>0.6375282892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2.92382208705731" calcext:value-type="float">
            <text:p>2.9238220871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.747064863279243" calcext:value-type="float">
            <text:p>0.7470648633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.95453918093415" calcext:value-type="float">
            <text:p>1.9545391809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.83890391900939" calcext:value-type="float">
            <text:p>0.838903919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2.75137395084331" calcext:value-type="float">
            <text:p>2.7513739508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.936893894287571" calcext:value-type="float">
            <text:p>0.9368938943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.53986954759404" calcext:value-type="float">
            <text:p>1.5398695476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1.29222978334424" calcext:value-type="float">
            <text:p>1.2922297833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.59239601807193" calcext:value-type="float">
            <text:p>1.5923960181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.64653573061476" calcext:value-type="float">
            <text:p>2.6465357306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3.4957573360112" calcext:value-type="float">
            <text:p>3.495757336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3.68964559742902" calcext:value-type="float">
            <text:p>3.6896455974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3.70433492515477" calcext:value-type="float">
            <text:p>3.7043349252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.572712857142874" calcext:value-type="float">
            <text:p>0.5727128571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.930086620482014" calcext:value-type="float">
            <text:p>0.9300866205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.24103865190605" calcext:value-type="float">
            <text:p>1.2410386519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.1137626140924" calcext:value-type="float">
            <text:p>1.1137626141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.53986954759404" calcext:value-type="float">
            <text:p>1.5398695476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.660463654618331" calcext:value-type="float">
            <text:p>0.6604636546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.89681214588083" calcext:value-type="float">
            <text:p>2.8968121459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4.82037613119102" calcext:value-type="float">
            <text:p>4.8203761312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.747064863279243" calcext:value-type="float">
            <text:p>0.7470648633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.79104063539834" calcext:value-type="float">
            <text:p>1.7910406354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.70271740465928" calcext:value-type="float">
            <text:p>1.7027174047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.70271740465928" calcext:value-type="float">
            <text:p>1.7027174047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.59920329187748" calcext:value-type="float">
            <text:p>1.5992032919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1.7052988168888" calcext:value-type="float">
            <text:p>1.7052988169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.42675515566348" calcext:value-type="float">
            <text:p>1.426755155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.04298941929888" calcext:value-type="float">
            <text:p>1.0429894193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.33563596720183" calcext:value-type="float">
            <text:p>1.3356359672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.53986954759404" calcext:value-type="float">
            <text:p>1.5398695476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2.89681214588083" calcext:value-type="float">
            <text:p>2.8968121459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.95453918093415" calcext:value-type="float">
            <text:p>1.95453918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.59239601807193" calcext:value-type="float">
            <text:p>1.5923960181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.70271740465928" calcext:value-type="float">
            <text:p>1.7027174047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3.68964559742902" calcext:value-type="float">
            <text:p>3.6896455974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-0.586328588639474" calcext:value-type="float">
            <text:p>-0.5863285886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.356036940620196" calcext:value-type="float">
            <text:p>0.3560369406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1.09832994920076" calcext:value-type="float">
            <text:p>1.0983299492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2.80656640064247" calcext:value-type="float">
            <text:p>2.8065664006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3.68964559742902" calcext:value-type="float">
            <text:p>3.6896455974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.64653573061476" calcext:value-type="float">
            <text:p>2.6465357306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.70433492515477" calcext:value-type="float">
            <text:p>3.7043349252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.397364320616115" calcext:value-type="float">
            <text:p>0.3973643206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3.04202552756485" calcext:value-type="float">
            <text:p>3.0420255276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.7052988168888" calcext:value-type="float">
            <text:p>1.7052988169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.0431374994016" calcext:value-type="float">
            <text:p>1.0431374994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.673326569611912" calcext:value-type="float">
            <text:p>0.6733265696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.89681214588083" calcext:value-type="float">
            <text:p>2.8968121459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.7052988168888" calcext:value-type="float">
            <text:p>1.7052988169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.40261468294256" calcext:value-type="float">
            <text:p>1.4026146829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.40261468294256" calcext:value-type="float">
            <text:p>1.4026146829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380680021708969" calcext:value-type="float">
            <text:p>0.3806800217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.230683417305844" calcext:value-type="float">
            <text:p>0.2306834173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.53986954759404" calcext:value-type="float">
            <text:p>1.5398695476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2.53060415164667" calcext:value-type="float">
            <text:p>2.530604151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-0.210856181087431" calcext:value-type="float">
            <text:p>-0.2108561811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.12873123780843" calcext:value-type="float">
            <text:p>1.1287312378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1.12873123780843" calcext:value-type="float">
            <text:p>1.1287312378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.936893894287571" calcext:value-type="float">
            <text:p>0.936893894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.936893894287571" calcext:value-type="float">
            <text:p>0.9368938943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3.64429255354743" calcext:value-type="float">
            <text:p>3.6442925535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.50216406803639" calcext:value-type="float">
            <text:p>1.502164068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.637528289156494" calcext:value-type="float">
            <text:p>0.637528289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.92382208705731" calcext:value-type="float">
            <text:p>2.9238220871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.747064863279243" calcext:value-type="float">
            <text:p>0.7470648633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.95453918093415" calcext:value-type="float">
            <text:p>1.9545391809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.83890391900939" calcext:value-type="float">
            <text:p>0.838903919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2.75137395084331" calcext:value-type="float">
            <text:p>2.7513739508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.936893894287571" calcext:value-type="float">
            <text:p>0.9368938943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.53986954759404" calcext:value-type="float">
            <text:p>1.539869547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.29222978334424" calcext:value-type="float">
            <text:p>1.292229783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.70271740465928" calcext:value-type="float">
            <text:p>1.7027174047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1.59239601807193" calcext:value-type="float">
            <text:p>1.5923960181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.64653573061476" calcext:value-type="float">
            <text:p>2.6465357306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3.4957573360112" calcext:value-type="float">
            <text:p>3.495757336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3.68964559742902" calcext:value-type="float">
            <text:p>3.6896455974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.572712857142874" calcext:value-type="float">
            <text:p>0.5727128571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.930086620482014" calcext:value-type="float">
            <text:p>0.9300866205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.37156270586432" calcext:value-type="float">
            <text:p>1.3715627059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.70433492515477" calcext:value-type="float">
            <text:p>3.7043349252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.24103865190605" calcext:value-type="float">
            <text:p>1.2410386519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.1589463307783" calcext:value-type="float">
            <text:p>2.1589463308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.1137626140924" calcext:value-type="float">
            <text:p>1.113762614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.53986954759404" calcext:value-type="float">
            <text:p>1.5398695476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.70271740465928" calcext:value-type="float">
            <text:p>1.7027174047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.660463654618331" calcext:value-type="float">
            <text:p>0.6604636546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.89681214588083" calcext:value-type="float">
            <text:p>2.8968121459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4.82037613119102" calcext:value-type="float">
            <text:p>4.8203761312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.747064863279243" calcext:value-type="float">
            <text:p>0.7470648633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.1589463307783" calcext:value-type="float">
            <text:p>2.1589463308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.79104063539834" calcext:value-type="float">
            <text:p>1.7910406354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.70271740465928" calcext:value-type="float">
            <text:p>1.7027174047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.70271740465928" calcext:value-type="float">
            <text:p>1.7027174047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.59920329187748" calcext:value-type="float">
            <text:p>1.5992032919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.04298941929888" calcext:value-type="float">
            <text:p>1.0429894193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.33563596720183" calcext:value-type="float">
            <text:p>1.3356359672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.53986954759404" calcext:value-type="float">
            <text:p>1.5398695476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.89681214588083" calcext:value-type="float">
            <text:p>2.8968121459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.95453918093415" calcext:value-type="float">
            <text:p>1.9545391809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.70271740465928" calcext:value-type="float">
            <text:p>1.7027174047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3.02733619983911" calcext:value-type="float">
            <text:p>3.0273361998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.70271740465928" calcext:value-type="float">
            <text:p>1.7027174047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3.68964559742902" calcext:value-type="float">
            <text:p>3.6896455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1T01:27:10.178456352</dc:date>
    <meta:document-statistic meta:table-count="1" meta:cell-count="306" meta:object-count="0"/>
    <meta:generator>LibreOffice/4.2.8.2$Linux_X86_64 LibreOffice_project/420m0$Build-2</meta:generator>
  </office:meta>
</office:document-meta>
</file>